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444444" fo:font-size="15pt" fo:letter-spacing="normal" fo:font-style="normal" fo:font-weight="bold" style:font-size-asian="15pt" style:font-size-complex="15pt"/>
    </style:style>
    <style:style style:name="T2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3" style:family="text">
      <style:text-properties style:text-underline-style="solid" style:text-underline-width="auto" style:text-underline-color="font-color" fo:font-weight="normal"/>
    </style:style>
    <style:style style:name="T4" style:family="text">
      <style:text-properties fo:font-weight="normal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Times New Roman" style:text-underline-style="none" fo:font-weight="normal" style:font-weight-asian="normal" style:font-weight-complex="normal"/>
    </style:style>
    <style:style style:name="T9" style:family="text">
      <style:text-properties style:font-name="Times New Roman"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/>
    </style:style>
    <style:style style:name="T11" style:family="text">
      <style:text-properties fo:color="#8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ff0000" style:font-name="Times New Roman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e la réunion du</text:p>
      <text:p text:style-name="P1"><text:span text:style-name="Strong_20_Emphasis"><text:span text:style-name="T1">vendredi soir 9 novembre 2012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3">Participants</text:span></text:span><text:span text:style-name="Strong_20_Emphasis"><text:span text:style-name="T4"> : Lucas, Gaetan, Nicolas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pad utilisé </text:span></text:span><text:span text:style-name="Strong_20_Emphasis"><text:span text:style-name="T10">: http://piratepad.net/ClMS56nD69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6">Points abordés :</text:span></text:span></text:p>
      <text:p text:style-name="P3"><text:span text:style-name="Strong_20_Emphasis"><text:span text:style-name="T6"/></text:span></text:p>
      <text:list xml:id="list33525065" text:style-name="L1">
        <text:list-item>
          <text:list>
            <text:list-header>
              <text:p text:style-name="P4"><text:span text:style-name="Strong_20_Emphasis"><text:span text:style-name="T8">- langage/librairie</text:span></text:span></text:p>
              <text:p text:style-name="P4"><text:span text:style-name="Strong_20_Emphasis"><text:span text:style-name="T8">- méthode de travail en groupe / contrainte de dev</text:span></text:span></text:p>
              <text:p text:style-name="P4"><text:span text:style-name="Strong_20_Emphasis"><text:span text:style-name="T8">- début de réflexion de certain élément (force, collision, intersection ….).</text:span></text:span></text:p>
              <text:p text:style-name="P4"><text:span text:style-name="Strong_20_Emphasis"><text:span text:style-name="T8">- prototype alpha</text:span></text:span></text:p>
            </text:list-header>
          </text:list>
        </text:list-item>
      </text:list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8">Choix langage </text:span></text:span><text:span text:style-name="Strong_20_Emphasis"><text:span text:style-name="T12">java</text:span></text:span><text:span text:style-name="Strong_20_Emphasis"><text:span text:style-name="T8"> (validé par Lucas, Gaetan, Nicolas et Matthieu)</text:span></text:span></text:p>
      <text:p text:style-name="P3"><text:span text:style-name="Strong_20_Emphasis"><text:span text:style-name="T8">librairie : </text:span></text:span><text:span text:style-name="Strong_20_Emphasis"><text:span text:style-name="T12">slick</text:span></text:span></text:p>
      <text:p text:style-name="P3"><text:span text:style-name="Strong_20_Emphasis"><text:span text:style-name="T12">développement sous Eclipse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6">méthode de travail : </text:span></text:span></text:p>
      <text:p text:style-name="P3"><text:span text:style-name="Strong_20_Emphasis"><text:span text:style-name="T8">- outil de review : pour la relecture de code (utilisation du système de google)</text:span></text:span></text:p>
      <text:list xml:id="list33603573" text:style-name="L2">
        <text:list-header>
          <text:p text:style-name="P5"><text:span text:style-name="Strong_20_Emphasis"><text:span text:style-name="T8">- méthode du canard (expliquer le raisonnement)</text:span></text:span></text:p>
        </text:list-header>
      </text:list>
      <text:p text:style-name="P3"><text:span text:style-name="Strong_20_Emphasis"><text:span text:style-name="T8">- doc sur le wiki pour l'architecture du jeux</text:span></text:span></text:p>
      <text:list xml:id="list33616378" text:style-name="L3">
        <text:list-header>
          <text:p text:style-name="P6"><text:span text:style-name="Strong_20_Emphasis"><text:span text:style-name="T8">- javadoc (minimum) pour les commentaire</text:span></text:span></text:p>
          <text:p text:style-name="P6"><text:span text:style-name="Strong_20_Emphasis"><text:span text:style-name="T8">- todolist : décrire rapidement ce qu'on a fait et ce qu'il reste à faire</text:span></text:span></text:p>
        </text:list-header>
      </text:list>
      <text:list xml:id="list34142008" text:style-name="L4">
        <text:list-header>
          <text:p text:style-name="P7"><text:span text:style-name="Strong_20_Emphasis"><text:span text:style-name="T8">- mode de débug (activable) où l'on affiche directement sur le jeux les informations sur les éléments</text:span></text:span></text:p>
        </text:list-header>
      </text:list>
      <text:p text:style-name="P3"><text:span text:style-name="Strong_20_Emphasis"><text:span text:style-name="T8"/></text:span></text:p>
      <text:p text:style-name="P3"><text:span text:style-name="Strong_20_Emphasis"><text:span text:style-name="T8">checkstyle : outil permettant d'avoir un style commun</text:span></text:span></text:p>
      <text:p text:style-name="P3"><text:span text:style-name="Strong_20_Emphasis"><text:span text:style-name="T8">findbug : trouve les bugs simples (oublie de cas, … )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8"/></text:span></text:p>
      <text:p text:style-name="P3"><text:span text:style-name="Strong_20_Emphasis"><text:span text:style-name="T7">prototype </text:span></text:span><text:span text:style-name="Strong_20_Emphasis"><text:span text:style-name="T8">: fonctionnalités décrites sur le pad de dev</text:span></text:span></text:p>
      <text:p text:style-name="P3"><text:span text:style-name="Strong_20_Emphasis"><text:span text:style-name="T6">but </text:span></text:span><text:span text:style-name="Strong_20_Emphasis"><text:span text:style-name="T8">: faire une première version simple pour voir la gestion des éléments et méthode de base.</text:span></text:span></text:p>
      <text:p text:style-name="P3"><text:span text:style-name="Strong_20_Emphasis"><text:span text:style-name="T8">Séparation des différents modules de manière indépendante.</text:span></text:span></text:p>
      <text:p text:style-name="P3"><text:span text:style-name="Strong_20_Emphasis"><text:span text:style-name="T8">Utilisation des fonction de slick qu'au dernier moment au cas où on doivent changer de librairie.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6">Repartition des taches :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8">Gaetan : animation</text:span></text:span></text:p>
      <text:p text:style-name="P3"><text:span text:style-name="Strong_20_Emphasis"><text:span text:style-name="T8">Lucas : loader xml, et outil supplémentation de travail (findbugs, checkstyle ...)</text:span></text:span></text:p>
      <text:p text:style-name="P3"><text:span text:style-name="Strong_20_Emphasis"><text:span text:style-name="T8">Nicolas : physic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8">pour les autres dev, ils peuvent envoyer des mails pour dire dans quelle partie du prototype ils veulent participer.</text:span></text:span></text:p>
      <text:p text:style-name="P3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nicolas</meta:initial-creator>
    <meta:creation-date>2012-11-15T13:36:50.61</meta:creation-date>
    <meta:document-statistic meta:table-count="0" meta:image-count="0" meta:object-count="0" meta:page-count="1" meta:paragraph-count="30" meta:word-count="256" meta:character-count="1506"/>
    <dc:date>2012-11-15T14:32:22.68</dc:date>
    <dc:creator>T nicolas</dc:creator>
    <meta:editing-duration>PT1M47S</meta:editing-duration>
    <meta:editing-cycles>1</meta:editing-cycles>
    <meta:generator>OpenOffice.org/3.3$Win32 OpenOffice.org_project/330m20$Build-9567</meta:generator>
  </office:meta>
</office:document-meta>
</file>